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20000001239AAF255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cbf5" officeooo:paragraph-rsid="001ccbf5"/>
    </style:style>
    <style:style style:name="P2" style:family="paragraph" style:parent-style-name="Standard">
      <style:paragraph-properties fo:text-align="justify" style:justify-single-word="false"/>
      <style:text-properties officeooo:rsid="001ccbf5" officeooo:paragraph-rsid="001ccbf5"/>
    </style:style>
    <style:style style:name="P3" style:family="paragraph" style:parent-style-name="Standard">
      <style:paragraph-properties fo:text-align="end" style:justify-single-word="false"/>
      <style:text-properties officeooo:rsid="001ccbf5" officeooo:paragraph-rsid="001ccbf5"/>
    </style:style>
    <style:style style:name="P4" style:family="paragraph" style:parent-style-name="Standard">
      <style:paragraph-properties fo:text-align="justify" style:justify-single-word="false"/>
      <style:text-properties style:font-name="Bitstream Vera Sans" officeooo:rsid="001ccbf5" officeooo:paragraph-rsid="001ccbf5"/>
    </style:style>
    <style:style style:name="P5" style:family="paragraph" style:parent-style-name="Standard">
      <style:text-properties style:font-name="Bitstream Vera Sans" fo:font-weight="bold" officeooo:rsid="001ccbf5" officeooo:paragraph-rsid="001ccbf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Bitstream Vera Sans" fo:font-weight="bold" officeooo:rsid="001ccbf5" officeooo:paragraph-rsid="001ccbf5" style:font-weight-asian="bold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style:font-name="Bitstream Vera Sans" fo:font-weight="bold" officeooo:rsid="001ccbf5" officeooo:paragraph-rsid="001ccbf5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Bitstream Vera Sans" fo:font-weight="bold" officeooo:rsid="001ccbf5" officeooo:paragraph-rsid="001ccbf5" style:font-weight-asian="bold" style:font-weight-complex="bold"/>
    </style:style>
    <style:style style:name="P9" style:family="paragraph" style:parent-style-name="Standard" style:list-style-name="L4">
      <style:paragraph-properties fo:text-align="justify" style:justify-single-word="false"/>
      <style:text-properties style:font-name="Bitstream Vera Sans" fo:font-weight="normal" officeooo:rsid="001ccbf5" officeooo:paragraph-rsid="001ccbf5" style:font-weight-asian="normal" style:font-weight-complex="normal"/>
    </style:style>
    <style:style style:name="P10" style:family="paragraph" style:parent-style-name="Standard" style:list-style-name="L4">
      <style:paragraph-properties fo:line-height="150%" fo:text-align="justify" style:justify-single-word="false"/>
      <style:text-properties style:font-name="Bitstream Vera Sans" fo:font-weight="normal" officeooo:rsid="001ccbf5" officeooo:paragraph-rsid="001ccbf5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Bitstream Vera Sans" fo:font-weight="normal" officeooo:rsid="001ccbf5" officeooo:paragraph-rsid="001ccbf5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fo:color="#000000" loext:opacity="100%" fo:font-size="12pt" fo:font-weight="normal" officeooo:rsid="001ccbf5" officeooo:paragraph-rsid="001ccbf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end" style:justify-single-word="false"/>
      <style:text-properties fo:color="#000000" loext:opacity="100%" style:font-name="Bitstream Vera Sans" fo:font-size="12pt" fo:font-weight="normal" officeooo:rsid="001ccbf5" officeooo:paragraph-rsid="001ccbf5" style:font-size-asian="10.5pt" style:font-weight-asian="normal" style:font-size-complex="12pt" style:font-weight-complex="normal"/>
    </style:style>
    <style:style style:name="T1" style:family="text">
      <style:text-properties style:font-name="Bitstream Vera San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Math TeX Gyre"/>
    </style:style>
    <style:style style:name="T4" style:family="text">
      <style:text-properties style:font-name="DejaVu Math TeX Gyre" fo:font-size="14pt" style:font-size-asian="14pt" style:font-size-complex="14pt"/>
    </style:style>
    <style:style style:name="T5" style:family="text">
      <style:text-properties style:font-name="DejaVu Math TeX Gyre" fo:font-weight="bold" style:font-weight-asian="bold" style:font-weight-complex="bold"/>
    </style:style>
    <style:style style:name="T6" style:family="text">
      <style:text-properties fo:color="#2a6099" loext:opacity="100%" style:font-name="DejaVu Math TeX Gyre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2a6099" loext:opacity="100%" style:font-name="DejaVu Math TeX Gyre" fo:font-size="14pt" style:font-size-asian="14pt" style:font-size-complex="14pt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image text:level="1" xlink:href="Pictures/10000001000000120000001239AAF255.gif" xlink:type="simple" xlink:show="embed" xlink:actuate="onLoad">
        <style:list-level-properties text:list-level-position-and-space-mode="label-alignment" style:vertical-pos="middle" style:vertical-rel="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ra. Cristina Pons Martí</text:p>
      <text:p text:style-name="P13">Presidenta de Club Marítim de Maó</text:p>
      <text:p text:style-name="P13">Moll de Llevant, 287, 07701 Maó, Illes Balears</text:p>
      <text:p text:style-name="P12"><text:span text:style-name="T1"/></text:p>
      <text:p text:style-name="P3"><text:span text:style-name="T6"/></text:p>
      <text:p text:style-name="P2"><text:span text:style-name="T6">Club Marítim de Maó</text:span> </text:p>
      <text:p text:style-name="P2"/>
      <text:p text:style-name="P2"><text:span text:style-name="T5">Convocatòria de Reunió</text:span> </text:p>
      <text:p text:style-name="P4"/>
      <text:p text:style-name="P4">Benvolguts socis, </text:p>
      <text:p text:style-name="P4"/>
      <text:p text:style-name="P4">Per la present, us convoquem a la pròxima reunió del Club Marítim de Maó, que tindrà lloc el pròxim dilluns a les 20h a la sala d’actes del club.</text:p>
      <text:p text:style-name="P2"/>
      <text:p text:style-name="P2"/>
      <text:p text:style-name="P7">Datalls de la Reunió:</text:p>
      <text:p text:style-name="P7"/>
      <text:p text:style-name="P7">Data: <text:span text:style-name="T2">Pròxim dilluns, data concreta</text:span></text:p>
      <text:p text:style-name="P7">Hora: <text:span text:style-name="T2">20:00 h</text:span></text:p>
      <text:p text:style-name="P7">Lloc: <text:span text:style-name="T2">Sala d’actes del Club Marítim de Maó </text:span></text:p>
      <text:p text:style-name="P6"><text:span text:style-name="T2"/></text:p>
      <text:p text:style-name="P8"><text:span text:style-name="T2"/></text:p>
      <text:p text:style-name="P8">Ordre del Dia:</text:p>
      <text:list text:style-name="L4">
        <text:list-item>
          <text:p text:style-name="P10">benvinguda i introducció</text:p>
        </text:list-item>
        <text:list-item>
          <text:p text:style-name="P10">Revisió de les activitats realitzades</text:p>
        </text:list-item>
        <text:list-item>
          <text:p text:style-name="P10">Propostes d’activitats futures</text:p>
        </text:list-item>
        <text:list-item>
          <text:p text:style-name="P10">Informe financer</text:p>
        </text:list-item>
        <text:list-item>
          <text:p text:style-name="P10">Torn obert de paraules</text:p>
        </text:list-item>
        <text:list-item>
          <text:p text:style-name="P10">Cloenda</text:p>
        </text:list-item>
      </text:list>
      <text:p text:style-name="P11"/>
      <text:p text:style-name="P11">Us agraïm la vostra assistència i participació activa en aquesta reunió.</text:p>
      <text:p text:style-name="P11"/>
      <text:p text:style-name="P11">Atentament,</text:p>
      <text:p text:style-name="P11"/>
      <text:p text:style-name="P11">Joan Antoni Taltavull Pons</text:p>
      <text:p text:style-name="P11">President del Club Marítim de Maó </text:p>
      <text:p text:style-name="P11"/>
      <text:p text:style-name="P11">Ferreries, 25 d’octubre de 2021</text:p>
      <text:list text:continue-numbering="true" text:style-name="L4">
        <text:list-header>
          <text:p text:style-name="P9"/>
        </text:list-header>
      </text:list>
      <text:p text:style-name="P5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74pt solid #000000" fo:padding="0.049cm" fo:background-color="#b4c7dc" style:writing-mode="lr-tb" draw:fill="solid" draw:fill-color="#b4c7dc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b4c7dc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1:39:01.857133545</meta:creation-date>
    <dc:date>2024-11-15T12:02:02.655105936</dc:date>
    <meta:editing-duration>PT4M1S</meta:editing-duration>
    <meta:editing-cycles>1</meta:editing-cycles>
    <meta:document-statistic meta:table-count="0" meta:image-count="0" meta:object-count="0" meta:page-count="1" meta:paragraph-count="23" meta:word-count="130" meta:character-count="757" meta:non-whitespace-character-count="651"/>
    <meta:generator>LibreOffice/24.2.6.2$Linux_X86_64 LibreOffice_project/420$Build-2</meta:generator>
  </office:meta>
</office:document-meta>
</file>